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{titel}</text:h>
      <text:p text:style-name="Standard"/>
      <text:h text:style-name="Heading_20_3" text:outline-level="3">Ziele</text:h>
      <text:p text:style-name="Standard">{ziel}</text:p>
      <text:p text:style-name="Standard"/>
      <text:h text:style-name="Heading_20_3" text:outline-level="3">Inhalt</text:h>
      <text:p text:style-name="Standard">{inhalt}</text:p>
      <text:p text:style-name="Standard"/>
      <text:h text:style-name="Heading_20_3" text:outline-level="3">Methode</text:h>
      <text:p text:style-name="Standard">{method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lph Magnus</meta:initial-creator>
    <meta:creation-date>2010-06-25T16:02:57</meta:creation-date>
    <dc:date>2010-06-25T16:09:59</dc:date>
    <dc:creator>Ralph Magnus</dc:creator>
    <meta:editing-duration>PT00H01M23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7" meta:word-count="7" meta:character-count="48"/>
  </office:meta>
</office:document-meta>
</file>